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8257in" fo:margin-left="0.0465in" fo:margin-right="0.2528in" table:align="margins" style:shadow="none"/>
    </style:style>
    <style:style style:name="Table1.A" style:family="table-column">
      <style:table-column-properties style:column-width="1.7076in" style:rel-column-width="2387*"/>
    </style:style>
    <style:style style:name="Table1.B" style:family="table-column">
      <style:table-column-properties style:column-width="1.7063in" style:rel-column-width="2385*"/>
    </style:style>
    <style:style style:name="Table1.D" style:family="table-column">
      <style:table-column-properties style:column-width="1.7056in" style:rel-column-width="2384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8257in" fo:margin-left="0.0465in" fo:margin-right="0.2528in" table:align="margins" style:shadow="none"/>
    </style:style>
    <style:style style:name="Table2.A" style:family="table-column">
      <style:table-column-properties style:column-width="1.7076in" style:rel-column-width="2387*"/>
    </style:style>
    <style:style style:name="Table2.B" style:family="table-column">
      <style:table-column-properties style:column-width="1.7063in" style:rel-column-width="2385*"/>
    </style:style>
    <style:style style:name="Table2.D" style:family="table-column">
      <style:table-column-properties style:column-width="1.7056in" style:rel-column-width="2384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8257in" fo:margin-left="0.0465in" fo:margin-right="0.2528in" table:align="margins" style:shadow="none"/>
    </style:style>
    <style:style style:name="Table3.A" style:family="table-column">
      <style:table-column-properties style:column-width="1.7076in" style:rel-column-width="2387*"/>
    </style:style>
    <style:style style:name="Table3.B" style:family="table-column">
      <style:table-column-properties style:column-width="1.5757in" style:rel-column-width="2203*"/>
    </style:style>
    <style:style style:name="Table3.C" style:family="table-column">
      <style:table-column-properties style:column-width="1.8674in" style:rel-column-width="2610*"/>
    </style:style>
    <style:style style:name="Table3.D" style:family="table-column">
      <style:table-column-properties style:column-width="1.675in" style:rel-column-width="2341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8257in" fo:margin-left="0.0465in" fo:margin-right="0.2528in" table:align="margins" style:shadow="none"/>
    </style:style>
    <style:style style:name="Table4.A" style:family="table-column">
      <style:table-column-properties style:column-width="1.7076in" style:rel-column-width="2387*"/>
    </style:style>
    <style:style style:name="Table4.B" style:family="table-column">
      <style:table-column-properties style:column-width="1.7056in" style:rel-column-width="2384*"/>
    </style:style>
    <style:style style:name="Table4.C" style:family="table-column">
      <style:table-column-properties style:column-width="1.7069in" style:rel-column-width="2386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8257in" fo:margin-left="0.0465in" fo:margin-right="0.2528in" table:align="margins" style:shadow="none"/>
    </style:style>
    <style:style style:name="Table5.A" style:family="table-column">
      <style:table-column-properties style:column-width="1.7076in" style:rel-column-width="2387*"/>
    </style:style>
    <style:style style:name="Table5.B" style:family="table-column">
      <style:table-column-properties style:column-width="1.7063in" style:rel-column-width="2385*"/>
    </style:style>
    <style:style style:name="Table5.D" style:family="table-column">
      <style:table-column-properties style:column-width="1.7056in" style:rel-column-width="2384*"/>
    </style:style>
    <style:style style:name="Table5.A1" style:family="table-cell">
      <style:table-cell-properties fo:padding="0.0382in" fo:border="none"/>
    </style:style>
    <style:style style:name="Table7" style:family="table">
      <style:table-properties style:width="7.125in" table:align="margins" style:shadow="none"/>
    </style:style>
    <style:style style:name="Table7.A" style:family="table-column">
      <style:table-column-properties style:column-width="2.375in" style:rel-column-width="21845*"/>
    </style:style>
    <style:style style:name="Table7.A1" style:family="table-cell">
      <style:table-cell-properties fo:padding="0.0382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84110" officeooo:paragraph-rsid="00184110"/>
    </style:style>
    <style:style style:name="P3" style:family="paragraph" style:parent-style-name="Text_20_body">
      <style:paragraph-properties fo:margin-left="0in" fo:margin-right="0in" fo:margin-top="0in" fo:margin-bottom="0.1665in" style:contextual-spacing="false" style:line-height-at-least="0.2602in" fo:text-indent="0in" style:auto-text-indent="false" fo:background-color="#ffffff">
        <style:background-image/>
      </style:paragraph-properties>
      <style:text-properties officeooo:paragraph-rsid="00386013"/>
    </style:style>
    <style:style style:name="P4" style:family="paragraph" style:parent-style-name="Heading_20_1">
      <style:paragraph-properties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38490a" officeooo:paragraph-rsid="0038490a"/>
    </style:style>
    <style:style style:name="P5" style:family="paragraph" style:parent-style-name="Standard">
      <style:text-properties fo:font-size="2pt" officeooo:paragraph-rsid="005c88df" style:font-size-asian="1.75pt" style:font-size-complex="2pt"/>
    </style:style>
    <style:style style:name="P6" style:family="paragraph" style:parent-style-name="Text_20_body">
      <style:paragraph-properties fo:margin-top="0in" fo:margin-bottom="0.1965in" style:contextual-spacing="false" fo:background-color="#ffffff">
        <style:background-image/>
      </style:paragraph-properties>
      <style:text-properties officeooo:paragraph-rsid="004ad7ae"/>
    </style:style>
    <style:style style:name="P7" style:family="paragraph" style:parent-style-name="Text_20_body">
      <style:text-properties officeooo:paragraph-rsid="005c44c7"/>
    </style:style>
    <style:style style:name="P8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</style:style>
    <style:style style:name="P9" style:family="paragraph" style:parent-style-name="Heading_20_3">
      <style:text-properties officeooo:paragraph-rsid="005c44c7"/>
    </style:style>
    <style:style style:name="P10" style:family="paragraph" style:parent-style-name="Heading_20_3">
      <style:paragraph-properties fo:margin-top="0in" fo:margin-bottom="0.1965in" style:contextual-spacing="false" fo:background-color="#ffffff">
        <style:background-image/>
      </style:paragraph-properties>
      <style:text-properties officeooo:paragraph-rsid="004ad7ae"/>
    </style:style>
    <style:style style:name="P11" style:family="paragraph" style:parent-style-name="Heading_20_3">
      <style:paragraph-properties fo:margin-top="0.1799in" fo:margin-bottom="0.1799in" style:contextual-spacing="false"/>
      <style:text-properties officeooo:paragraph-rsid="005c88df"/>
    </style:style>
    <style:style style:name="P12" style:family="paragraph" style:parent-style-name="Preformatted_20_Text">
      <style:paragraph-properties fo:background-color="#ffffff">
        <style:background-image/>
      </style:paragraph-properties>
      <style:text-properties officeooo:rsid="003c128f" officeooo:paragraph-rsid="003c128f"/>
    </style:style>
    <style:style style:name="P13" style:family="paragraph" style:parent-style-name="Preformatted_20_Text">
      <style:text-properties officeooo:paragraph-rsid="004199bc"/>
    </style:style>
    <style:style style:name="P14" style:family="paragraph" style:parent-style-name="Preformatted_20_Text">
      <style:text-properties style:font-name="Courier 10 Pitch" fo:font-size="11pt" officeooo:paragraph-rsid="00497f21" style:font-name-asian="DejaVu Sans Mono" style:font-size-asian="11pt" style:font-name-complex="Liberation Mono" style:font-size-complex="11pt"/>
    </style:style>
    <style:style style:name="P15" style:family="paragraph" style:parent-style-name="Preformatted_20_Text">
      <style:text-properties style:font-name="Courier 10 Pitch" fo:font-size="11pt" officeooo:paragraph-rsid="004e859f" style:font-name-asian="DejaVu Sans Mono" style:font-size-asian="11pt" style:font-name-complex="Liberation Mono" style:font-size-complex="11pt"/>
    </style:style>
    <style:style style:name="P16" style:family="paragraph" style:parent-style-name="Preformatted_20_Text">
      <style:text-properties officeooo:paragraph-rsid="0044afa2"/>
    </style:style>
    <style:style style:name="P17" style:family="paragraph" style:parent-style-name="Preformatted_20_Text">
      <style:text-properties officeooo:paragraph-rsid="004b6c38"/>
    </style:style>
    <style:style style:name="P18" style:family="paragraph" style:parent-style-name="Preformatted_20_Text">
      <style:text-properties officeooo:paragraph-rsid="004e859f"/>
    </style:style>
    <style:style style:name="P19" style:family="paragraph" style:parent-style-name="Preformatted_20_Text">
      <style:text-properties officeooo:paragraph-rsid="004fb402"/>
    </style:style>
    <style:style style:name="P20" style:family="paragraph" style:parent-style-name="Preformatted_20_Text">
      <style:text-properties officeooo:paragraph-rsid="0050208a"/>
    </style:style>
    <style:style style:name="P21" style:family="paragraph" style:parent-style-name="Preformatted_20_Text">
      <style:text-properties officeooo:rsid="00517788" officeooo:paragraph-rsid="00517788"/>
    </style:style>
    <style:style style:name="P22" style:family="paragraph" style:parent-style-name="Preformatted_20_Text">
      <style:text-properties officeooo:rsid="00517788" officeooo:paragraph-rsid="0057bbc5"/>
    </style:style>
    <style:style style:name="P23" style:family="paragraph" style:parent-style-name="Preformatted_20_Text">
      <style:text-properties officeooo:paragraph-rsid="00517788"/>
    </style:style>
    <style:style style:name="P24" style:family="paragraph" style:parent-style-name="Preformatted_20_Text">
      <style:text-properties officeooo:paragraph-rsid="00545e50"/>
    </style:style>
    <style:style style:name="P25" style:family="paragraph" style:parent-style-name="Preformatted_20_Text">
      <style:text-properties officeooo:paragraph-rsid="0057bbc5"/>
    </style:style>
    <style:style style:name="P26" style:family="paragraph" style:parent-style-name="Preformatted_20_Text">
      <style:text-properties officeooo:paragraph-rsid="0058a844"/>
    </style:style>
    <style:style style:name="P27" style:family="paragraph" style:parent-style-name="Preformatted_20_Text">
      <style:text-properties officeooo:paragraph-rsid="0058c111"/>
    </style:style>
    <style:style style:name="P28" style:family="paragraph" style:parent-style-name="Preformatted_20_Text">
      <style:text-properties officeooo:paragraph-rsid="005c44c7"/>
    </style:style>
    <style:style style:name="P29" style:family="paragraph" style:parent-style-name="Preformatted_20_Text">
      <style:text-properties style:font-name="Liberation Mono" fo:font-size="10pt" officeooo:paragraph-rsid="005c44c7" style:font-name-asian="DejaVu Sans Mono" style:font-size-asian="10pt" style:font-name-complex="Liberation Mono" style:font-size-complex="10pt"/>
    </style:style>
    <style:style style:name="P30" style:family="paragraph" style:parent-style-name="Preformatted_20_Text">
      <style:text-properties style:font-name="Liberation Mono" fo:font-size="10pt" officeooo:paragraph-rsid="005c88df" style:font-name-asian="DejaVu Sans Mono" style:font-size-asian="10pt" style:font-name-complex="Liberation Mono" style:font-size-complex="10pt"/>
    </style:style>
    <style:style style:name="P31" style:family="paragraph" style:parent-style-name="Preformatted_20_Text">
      <style:text-properties officeooo:paragraph-rsid="005c88df"/>
    </style:style>
    <style:style style:name="P32" style:family="paragraph" style:parent-style-name="Preformatted_20_Text">
      <style:paragraph-properties fo:margin-top="0in" fo:margin-bottom="0.1965in" style:contextual-spacing="false"/>
      <style:text-properties style:font-name="Courier 10 Pitch" fo:font-size="11pt" officeooo:paragraph-rsid="004e859f" style:font-name-asian="DejaVu Sans Mono" style:font-size-asian="11pt" style:font-name-complex="Liberation Mono" style:font-size-complex="11pt"/>
    </style:style>
    <style:style style:name="P33" style:family="paragraph" style:parent-style-name="Preformatted_20_Text">
      <style:paragraph-properties fo:margin-top="0in" fo:margin-bottom="0.1965in" style:contextual-spacing="false"/>
      <style:text-properties style:font-name="Liberation Mono" fo:font-size="10pt" officeooo:paragraph-rsid="005c88df" style:font-name-asian="DejaVu Sans Mono" style:font-size-asian="10pt" style:font-name-complex="Liberation Mono" style:font-size-complex="10pt"/>
    </style:style>
    <style:style style:name="P34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style:font-name="Courier 10 Pitch" fo:font-size="11pt" officeooo:paragraph-rsid="00560976" style:font-name-asian="DejaVu Sans Mono" style:font-size-asian="11pt" style:font-name-complex="Liberation Mono" style:font-size-complex="11pt"/>
    </style:style>
    <style:style style:name="P35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officeooo:paragraph-rsid="004fb402"/>
    </style:style>
    <style:style style:name="P36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officeooo:paragraph-rsid="00560976"/>
    </style:style>
    <style:style style:name="P37" style:family="paragraph" style:parent-style-name="Table_20_Contents">
      <style:text-properties officeooo:rsid="00517788" officeooo:paragraph-rsid="00517788"/>
    </style:style>
    <style:style style:name="P38" style:family="paragraph" style:parent-style-name="Table_20_Contents">
      <style:text-properties officeooo:rsid="00517788" officeooo:paragraph-rsid="0057bbc5"/>
    </style:style>
    <style:style style:name="P39" style:family="paragraph" style:parent-style-name="Table_20_Contents">
      <style:text-properties officeooo:paragraph-rsid="0057bbc5"/>
    </style:style>
    <style:style style:name="P40" style:family="paragraph" style:parent-style-name="Table_20_Contents">
      <style:text-properties officeooo:paragraph-rsid="0058c111"/>
    </style:style>
    <style:style style:name="P41" style:family="paragraph" style:parent-style-name="Table_20_Contents">
      <style:text-properties officeooo:paragraph-rsid="005c44c7"/>
    </style:style>
    <style:style style:name="P42" style:family="paragraph" style:parent-style-name="Table_20_Contents">
      <style:text-properties style:font-name="Liberation Mono" fo:font-size="10pt" style:font-name-asian="DejaVu Sans Mono" style:font-size-asian="10pt" style:font-name-complex="Liberation Mono" style:font-size-complex="10pt"/>
    </style:style>
    <style:style style:name="T1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2" style:family="text">
      <style:text-properties fo:font-variant="normal" fo:text-transform="none" fo:color="#333333" style:font-name="Helvetica Neue" fo:font-size="12pt" fo:letter-spacing="normal" fo:font-style="normal" fo:font-weight="normal" officeooo:rsid="00386013"/>
    </style:style>
    <style:style style:name="T3" style:family="text">
      <style:text-properties fo:font-variant="normal" fo:text-transform="none" fo:color="#333333" style:font-name="Helvetica Neue" fo:letter-spacing="normal" fo:font-style="normal" fo:font-weight="bold"/>
    </style:style>
    <style:style style:name="T4" style:family="text">
      <style:text-properties fo:font-variant="normal" fo:text-transform="none" fo:color="#333333" style:font-name="Helvetica Neue" fo:letter-spacing="normal" fo:font-style="normal" fo:font-weight="bold" officeooo:rsid="005c44c7"/>
    </style:style>
    <style:style style:name="T5" style:family="text">
      <style:text-properties fo:font-variant="normal" fo:text-transform="none" fo:color="#333333" style:font-name="Helvetica Neue" fo:font-size="14pt" fo:letter-spacing="normal" fo:font-style="normal" fo:font-weight="bold" style:font-name-asian="DejaVu Sans" style:font-size-asian="14pt" style:font-weight-asian="bold" style:font-name-complex="DejaVu Sans" style:font-size-complex="14pt" style:font-weight-complex="bold"/>
    </style:style>
    <style:style style:name="T6" style:family="text">
      <style:text-properties fo:font-variant="normal" fo:text-transform="none" fo:color="#333333" style:font-name="Helvetica Neue" fo:font-size="14pt" fo:letter-spacing="normal" fo:font-style="normal" fo:font-weight="bold" officeooo:rsid="005c44c7" style:font-name-asian="DejaVu Sans" style:font-size-asian="14pt" style:font-weight-asian="bold" style:font-name-complex="DejaVu Sans" style:font-size-complex="14pt" style:font-weight-complex="bold"/>
    </style:style>
    <style:style style:name="T7" style:family="text">
      <style:text-properties fo:font-variant="normal" fo:text-transform="none" fo:color="#333333" style:font-name="Helvetica Neue" fo:font-size="14pt" fo:letter-spacing="normal" fo:font-style="normal" fo:font-weight="bold" officeooo:rsid="005c88df" style:font-name-asian="DejaVu Sans" style:font-size-asian="14pt" style:font-weight-asian="bold" style:font-name-complex="DejaVu Sans" style:font-size-complex="14pt" style:font-weight-complex="bold"/>
    </style:style>
    <style:style style:name="T8" style:family="text">
      <style:text-properties fo:font-variant="normal" fo:text-transform="none" fo:color="#333333" style:font-name="Helvetica Neue" fo:font-size="14pt" fo:letter-spacing="normal" fo:font-style="normal" style:text-underline-style="none" fo:font-weight="bold" officeooo:rsid="004ad7ae" style:font-name-asian="DejaVu Sans" style:font-size-asian="14pt" style:font-weight-asian="bold" style:font-name-complex="DejaVu Sans" style:font-size-complex="14pt" style:font-weight-complex="bold"/>
    </style:style>
    <style:style style:name="T9" style:family="text">
      <style:text-properties fo:font-variant="normal" fo:text-transform="none" fo:color="#333333" style:font-name="Helvetica Neue" fo:font-size="14pt" fo:letter-spacing="normal" fo:font-style="normal" style:text-underline-style="none" fo:font-weight="bold" officeooo:rsid="005c44c7" style:font-name-asian="DejaVu Sans" style:font-size-asian="14pt" style:font-weight-asian="bold" style:font-name-complex="DejaVu Sans" style:font-size-complex="14pt" style:font-weight-complex="bold"/>
    </style:style>
    <style:style style:name="T10" style:family="text">
      <style:text-properties fo:font-variant="normal" fo:text-transform="none" fo:color="#333333" fo:font-size="14pt" fo:letter-spacing="normal" fo:font-style="normal" fo:font-weight="bold" officeooo:rsid="005c44c7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333333" fo:letter-spacing="normal" fo:font-style="normal" fo:font-weight="bold" officeooo:rsid="005c44c7" style:font-weight-asian="bold" style:font-weight-complex="bold"/>
    </style:style>
    <style:style style:name="T12" style:family="text">
      <style:text-properties fo:font-variant="normal" fo:text-transform="none" fo:color="#333333" style:font-name="Consolas" fo:font-size="11pt" fo:letter-spacing="normal" fo:font-style="normal" style:text-underline-style="none" fo:font-weight="bold" officeooo:rsid="005c44c7" style:font-size-asian="11pt" style:font-weight-asian="bold" style:font-size-complex="11pt" style:font-weight-complex="bold"/>
    </style:style>
    <style:style style:name="T13" style:family="text">
      <style:text-properties fo:font-variant="normal" fo:text-transform="none" fo:color="#333333" style:font-name="Consolas" fo:font-size="11pt" fo:letter-spacing="normal" fo:font-style="normal" style:text-underline-style="none" officeooo:rsid="005c44c7" style:font-size-asian="11pt" style:font-size-complex="11pt"/>
    </style:style>
    <style:style style:name="T14" style:family="text">
      <style:text-properties fo:font-variant="normal" fo:text-transform="none" fo:color="#333333" style:font-name="Consolas" fo:font-size="11pt" fo:letter-spacing="normal" fo:font-style="normal" style:text-underline-style="none" fo:font-weight="normal" officeooo:rsid="005c44c7" style:font-size-asian="11pt" style:font-weight-asian="normal" style:font-size-complex="11pt" style:font-weight-complex="normal"/>
    </style:style>
    <style:style style:name="T15" style:family="text">
      <style:text-properties fo:font-variant="normal" fo:text-transform="none" fo:color="#4078c0" style:text-line-through-style="none" style:text-line-through-type="none" style:font-name="Helvetica Neue" fo:font-size="9pt" fo:letter-spacing="normal" fo:font-style="normal" style:text-underline-style="none" fo:font-weight="normal" officeooo:rsid="0038490a" style:text-blinking="false" fo:background-color="transparent" loext:char-shading-value="0" style:font-size-asian="9pt" style:font-size-complex="9pt"/>
    </style:style>
    <style:style style:name="T16" style:family="text">
      <style:text-properties fo:font-variant="normal" fo:text-transform="none" fo:color="#4078c0" style:text-line-through-style="none" style:text-line-through-type="none" style:font-name="Helvetica Neue" fo:font-size="9pt" fo:letter-spacing="normal" fo:font-style="normal" style:text-underline-style="none" fo:font-weight="normal" officeooo:rsid="00386013" style:text-blinking="false" fo:background-color="transparent" loext:char-shading-value="0" style:font-size-asian="9pt" style:font-size-complex="9pt"/>
    </style:style>
    <style:style style:name="T17" style:family="text">
      <style:text-properties style:font-name="Courier 10 Pitch" fo:font-size="11pt" style:font-name-asian="DejaVu Sans Mono" style:font-size-asian="11pt" style:font-name-complex="Liberation Mono" style:font-size-complex="11pt"/>
    </style:style>
    <style:style style:name="T18" style:family="text">
      <style:text-properties style:font-name="Courier 10 Pitch" fo:font-size="11pt" officeooo:rsid="00386013" style:font-name-asian="DejaVu Sans Mono" style:font-size-asian="11pt" style:font-name-complex="Liberation Mono" style:font-size-complex="11pt"/>
    </style:style>
    <style:style style:name="T19" style:family="text">
      <style:text-properties style:font-name="Courier 10 Pitch" fo:font-size="11pt" officeooo:rsid="003fe3f5" style:font-name-asian="DejaVu Sans Mono" style:font-size-asian="11pt" style:font-name-complex="Liberation Mono" style:font-size-complex="11pt"/>
    </style:style>
    <style:style style:name="T20" style:family="text">
      <style:text-properties style:font-name="Courier 10 Pitch" fo:font-size="11pt" officeooo:rsid="004199bc" style:font-name-asian="DejaVu Sans Mono" style:font-size-asian="11pt" style:font-name-complex="Liberation Mono" style:font-size-complex="11pt"/>
    </style:style>
    <style:style style:name="T21" style:family="text">
      <style:text-properties style:font-name="Courier 10 Pitch" fo:font-size="11pt" officeooo:rsid="00439d63" style:font-name-asian="DejaVu Sans Mono" style:font-size-asian="11pt" style:font-name-complex="Liberation Mono" style:font-size-complex="11pt"/>
    </style:style>
    <style:style style:name="T22" style:family="text">
      <style:text-properties style:font-name="Courier 10 Pitch" fo:font-size="11pt" officeooo:rsid="0039c43e" style:font-name-asian="DejaVu Sans Mono" style:font-size-asian="11pt" style:font-name-complex="Liberation Mono" style:font-size-complex="11pt"/>
    </style:style>
    <style:style style:name="T23" style:family="text">
      <style:text-properties style:font-name="Courier 10 Pitch" fo:font-size="11pt" officeooo:rsid="004587cf" style:font-name-asian="DejaVu Sans Mono" style:font-size-asian="11pt" style:font-name-complex="Liberation Mono" style:font-size-complex="11pt"/>
    </style:style>
    <style:style style:name="T24" style:family="text">
      <style:text-properties style:font-name="Courier 10 Pitch" fo:font-size="11pt" officeooo:rsid="004ad7ae" style:font-name-asian="DejaVu Sans Mono" style:font-size-asian="11pt" style:font-name-complex="Liberation Mono" style:font-size-complex="11pt"/>
    </style:style>
    <style:style style:name="T25" style:family="text">
      <style:text-properties style:font-name="Courier 10 Pitch" fo:font-size="11pt" officeooo:rsid="004b6c38" style:font-name-asian="DejaVu Sans Mono" style:font-size-asian="11pt" style:font-name-complex="Liberation Mono" style:font-size-complex="11pt"/>
    </style:style>
    <style:style style:name="T26" style:family="text">
      <style:text-properties style:font-name="Courier 10 Pitch" fo:font-size="11pt" officeooo:rsid="00517788" style:font-name-asian="DejaVu Sans Mono" style:font-size-asian="11pt" style:font-name-complex="Liberation Mono" style:font-size-complex="11pt"/>
    </style:style>
    <style:style style:name="T27" style:family="text">
      <style:text-properties style:font-name="Courier 10 Pitch" fo:font-size="11pt" officeooo:rsid="0058a844" style:font-name-asian="DejaVu Sans Mono" style:font-size-asian="11pt" style:font-name-complex="Liberation Mono" style:font-size-complex="11pt"/>
    </style:style>
    <style:style style:name="T28" style:family="text">
      <style:text-properties style:font-name="Courier 10 Pitch" fo:font-size="11pt" officeooo:rsid="005c44c7" style:font-name-asian="DejaVu Sans Mono" style:font-size-asian="11pt" style:font-name-complex="Liberation Mono" style:font-size-complex="11pt"/>
    </style:style>
    <style:style style:name="T29" style:family="text">
      <style:text-properties style:font-name="Courier 10 Pitch" officeooo:rsid="003fe3f5" style:font-name-asian="DejaVu Sans Mono" style:font-name-complex="Liberation Mono"/>
    </style:style>
    <style:style style:name="T30" style:family="text">
      <style:text-properties style:font-name="Courier 10 Pitch" officeooo:rsid="00386013" style:font-name-asian="DejaVu Sans Mono" style:font-name-complex="Liberation Mono"/>
    </style:style>
    <style:style style:name="T31" style:family="text">
      <style:text-properties style:font-name="Courier 10 Pitch" officeooo:rsid="00497f21" style:font-name-asian="DejaVu Sans Mono" style:font-name-complex="Liberation Mono"/>
    </style:style>
    <style:style style:name="T32" style:family="text">
      <style:text-properties style:font-name="Consolas"/>
    </style:style>
    <style:style style:name="T33" style:family="text">
      <style:text-properties style:font-name="Consolas" fo:font-size="11pt" style:font-name-asian="DejaVu Sans Mono" style:font-size-asian="11pt" style:font-name-complex="Liberation Mono" style:font-size-complex="11pt"/>
    </style:style>
    <style:style style:name="T34" style:family="text">
      <style:text-properties style:font-name="Consolas" fo:font-size="11pt" style:font-size-asian="11pt" style:font-size-complex="11pt"/>
    </style:style>
    <style:style style:name="T35" style:family="text">
      <style:text-properties style:font-name="Consolas" fo:font-size="11pt" officeooo:rsid="004256fd" style:font-size-asian="11pt" style:font-size-complex="11pt"/>
    </style:style>
    <style:style style:name="T36" style:family="text">
      <style:text-properties style:font-name="Consolas" fo:font-size="11pt" officeooo:rsid="004b6c38" style:font-size-asian="11pt" style:font-size-complex="11pt"/>
    </style:style>
    <style:style style:name="T37" style:family="text">
      <style:text-properties style:font-name="Consolas" fo:font-size="11pt" officeooo:rsid="004fb402" style:font-size-asian="11pt" style:font-size-complex="11pt"/>
    </style:style>
    <style:style style:name="T38" style:family="text">
      <style:text-properties style:font-name="Consolas" fo:font-size="11pt" officeooo:rsid="00517788" style:font-size-asian="11pt" style:font-size-complex="11pt"/>
    </style:style>
    <style:style style:name="T39" style:family="text">
      <style:text-properties style:font-name="Consolas" fo:font-size="11pt" officeooo:rsid="0058c111" style:font-size-asian="11pt" style:font-size-complex="11pt"/>
    </style:style>
    <style:style style:name="T40" style:family="text">
      <style:text-properties style:font-name="Consolas" fo:font-size="11pt" style:text-underline-style="solid" style:text-underline-width="auto" style:text-underline-color="font-color" style:font-name-asian="DejaVu Sans Mono" style:font-size-asian="11pt" style:font-name-complex="Liberation Mono" style:font-size-complex="11pt"/>
    </style:style>
    <style:style style:name="T41" style:family="text">
      <style:text-properties style:font-name="Consolas" fo:font-size="11pt" style:text-underline-style="solid" style:text-underline-width="auto" style:text-underline-color="font-color" style:font-size-asian="11pt" style:font-size-complex="11pt"/>
    </style:style>
    <style:style style:name="T42" style:family="text">
      <style:text-properties style:font-name="Consolas" fo:font-size="11pt" style:text-underline-style="none" style:font-size-asian="11pt" style:font-size-complex="11pt"/>
    </style:style>
    <style:style style:name="T43" style:family="text">
      <style:text-properties style:font-name="Consolas" fo:font-size="11pt" style:text-underline-style="none" officeooo:rsid="004c2b00" style:font-size-asian="11pt" style:font-size-complex="11pt"/>
    </style:style>
    <style:style style:name="T44" style:family="text">
      <style:text-properties style:font-name="Consolas" fo:font-size="11pt" style:text-underline-style="none" officeooo:rsid="004d5187" style:font-size-asian="11pt" style:font-size-complex="11pt"/>
    </style:style>
    <style:style style:name="T45" style:family="text">
      <style:text-properties style:font-name="Consolas" fo:font-size="11pt" style:text-underline-style="none" style:font-name-asian="DejaVu Sans Mono" style:font-size-asian="11pt" style:font-name-complex="Liberation Mono" style:font-size-complex="11pt"/>
    </style:style>
    <style:style style:name="T46" style:family="text">
      <style:text-properties style:font-name="Consolas" style:font-name-asian="DejaVu Sans Mono" style:font-name-complex="Liberation Mono"/>
    </style:style>
    <style:style style:name="T47" style:family="text">
      <style:text-properties style:font-name="Consolas" style:text-underline-style="solid" style:text-underline-width="auto" style:text-underline-color="font-color" style:font-name-asian="DejaVu Sans Mono" style:font-name-complex="Liberation Mono"/>
    </style:style>
    <style:style style:name="T48" style:family="text">
      <style:text-properties style:font-name="Consolas" style:text-underline-style="solid" style:text-underline-width="auto" style:text-underline-color="font-color" officeooo:rsid="0044417d" style:font-name-asian="DejaVu Sans Mono" style:font-name-complex="Liberation Mono"/>
    </style:style>
    <style:style style:name="T49" style:family="text">
      <style:text-properties style:font-name="Consolas" style:text-underline-style="solid" style:text-underline-width="auto" style:text-underline-color="font-color" officeooo:rsid="00489ef5"/>
    </style:style>
    <style:style style:name="T50" style:family="text">
      <style:text-properties style:font-name="Consolas" officeooo:rsid="0044417d"/>
    </style:style>
    <style:style style:name="T51" style:family="text">
      <style:text-properties style:font-name="Consolas" style:text-underline-style="none" style:font-name-asian="DejaVu Sans Mono" style:font-name-complex="Liberation Mono"/>
    </style:style>
    <style:style style:name="T52" style:family="text">
      <style:text-properties style:font-name="Consolas" style:text-underline-style="none" officeooo:rsid="00489ef5"/>
    </style:style>
    <style:style style:name="T53" style:family="text">
      <style:text-properties officeooo:rsid="00386013"/>
    </style:style>
    <style:style style:name="T54" style:family="text">
      <style:text-properties officeooo:rsid="0039c43e"/>
    </style:style>
    <style:style style:name="T55" style:family="text">
      <style:text-properties officeooo:rsid="00439d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La bombe humaine</text:h>
      <text:h text:style-name="P2" text:outline-level="3">Téléphone</text:h>
      <text:p text:style-name="P3"><text:span text:style-name="T1">Source</text:span><text:span text:style-name="T2">s</text:span><text:span text:style-name="T1"> : <text:tab/></text:span><text:a xlink:type="simple" xlink:href="https://www.youtube.com/watch?v=Lpj8osa32-8">https://www.youtube.com/watch?v=Lpj8osa32-8</text:a><text:span text:style-name="T15"><text:line-break/> <text:s text:c="20"/><text:tab/></text:span><text:a xlink:type="simple" xlink:href="http://www.guitaretab.com/t/telephone/19122.html">http://www.guitaretab.com/t/telephone/19122.html</text:a><text:span text:style-name="T16"> </text:span></text:p>
      <text:h text:style-name="P8" text:outline-level="3"><text:bookmark text:name="user-content-introcouplet"/><text:span text:style-name="T3">Intro </text:span></text:h>
      <text:p text:style-name="P18"><text:span text:style-name="T17">|-----------------|-----------------</text:span><text:span text:style-name="T18">| |-----------------|-</text:span><text:span text:style-name="T22">3</text:span><text:span text:style-name="T18">---------------|</text:span></text:p>
      <text:p text:style-name="P15">|---------2-------|---------<text:span text:style-name="T54">3</text:span>-------<text:span text:style-name="T53">| |---------3-------|---3-------------|</text:span></text:p>
      <text:p text:style-name="P15">|-----2-----2---<text:span text:style-name="T53">2</text:span>-|-----<text:span text:style-name="T54">2</text:span>-----<text:span text:style-name="T54">2</text:span>---<text:span text:style-name="T54">2</text:span>-<text:span text:style-name="T53">| |-----2-----2---2-|-----2-----------|</text:span></text:p>
      <text:p text:style-name="P15">|---2---2-----2---|---<text:span text:style-name="T54">3</text:span>---<text:span text:style-name="T54">3</text:span>-----<text:span text:style-name="T54">3</text:span>---<text:span text:style-name="T53">| |---3---3-----3---|-----------------|</text:span></text:p>
      <text:p text:style-name="P15">|-0---------------|-<text:span text:style-name="T54">0</text:span>---------------<text:span text:style-name="T53">| |-0---------------|-----------------|</text:span></text:p>
      <text:p text:style-name="P32"><text:span text:style-name="T53">|-----------------|-----------------| |-----------------|-----------------|<text:line-break/> <text:s text:c="34"/>x4</text:span></text:p>
      <text:h text:style-name="Heading_20_3" text:outline-level="3"><text:span text:style-name="T5">Couplet </text:span></text:h>
      <text:p text:style-name="P12"/>
      <text:p text:style-name="P13"><text:span text:style-name="Source_20_Text"><text:span text:style-name="T19">|-</text:span></text:span><text:span text:style-name="Source_20_Text"><text:span text:style-name="T17">----------------</text:span></text:span><text:span text:style-name="Source_20_Text"><text:span text:style-name="T19">|</text:span></text:span><text:span text:style-name="Source_20_Text"><text:span text:style-name="T17">-----------------|</text:span></text:span><text:span text:style-name="Source_20_Text"><text:span text:style-name="T19">-</text:span></text:span><text:span text:style-name="Source_20_Text"><text:span text:style-name="T17">----------------</text:span></text:span><text:span text:style-name="Source_20_Text"><text:span text:style-name="T19">|</text:span></text:span><text:span text:style-name="Source_20_Text"><text:span text:style-name="T17">-----------------|</text:span></text:span></text:p>
      <text:p text:style-name="P13"><text:span text:style-name="Source_20_Text"><text:span text:style-name="T19">|</text:span></text:span><text:span text:style-name="Source_20_Text"><text:span text:style-name="T17">---------2-------</text:span></text:span><text:span text:style-name="Source_20_Text"><text:span text:style-name="T19">|</text:span></text:span><text:span text:style-name="Source_20_Text"><text:span text:style-name="T17">---------2-------|---------2-------</text:span></text:span><text:span text:style-name="Source_20_Text"><text:span text:style-name="T19">|---------2-------</text:span></text:span><text:span text:style-name="Source_20_Text"><text:span text:style-name="T17">|</text:span></text:span></text:p>
      <text:p text:style-name="P13"><text:span text:style-name="Source_20_Text"><text:span text:style-name="T19">|</text:span></text:span><text:span text:style-name="Source_20_Text"><text:span text:style-name="T17">-----2-----2---2-</text:span></text:span><text:span text:style-name="Source_20_Text"><text:span text:style-name="T19">|</text:span></text:span><text:span text:style-name="Source_20_Text"><text:span text:style-name="T17">-----2-----2---2-|-----2-----2---2-</text:span></text:span><text:span text:style-name="Source_20_Text"><text:span text:style-name="T19">|-----2-----2---2-</text:span></text:span><text:span text:style-name="Source_20_Text"><text:span text:style-name="T17">|</text:span></text:span></text:p>
      <text:p text:style-name="P13"><text:span text:style-name="Source_20_Text"><text:span text:style-name="T19">|</text:span></text:span><text:span text:style-name="Source_20_Text"><text:span text:style-name="T17">---2---2-----2---</text:span></text:span><text:span text:style-name="Source_20_Text"><text:span text:style-name="T19">|</text:span></text:span><text:span text:style-name="Source_20_Text"><text:span text:style-name="T17">---3---3-----3---|---</text:span></text:span><text:span text:style-name="Source_20_Text"><text:span text:style-name="T20">4</text:span></text:span><text:span text:style-name="Source_20_Text"><text:span text:style-name="T17">---</text:span></text:span><text:span text:style-name="Source_20_Text"><text:span text:style-name="T20">4</text:span></text:span><text:span text:style-name="Source_20_Text"><text:span text:style-name="T17">-----</text:span></text:span><text:span text:style-name="Source_20_Text"><text:span text:style-name="T20">4</text:span></text:span><text:span text:style-name="Source_20_Text"><text:span text:style-name="T17">---</text:span></text:span><text:span text:style-name="Source_20_Text"><text:span text:style-name="T19">|---</text:span></text:span><text:span text:style-name="Source_20_Text"><text:span text:style-name="T20">5</text:span></text:span><text:span text:style-name="Source_20_Text"><text:span text:style-name="T19">---</text:span></text:span><text:span text:style-name="Source_20_Text"><text:span text:style-name="T20">5</text:span></text:span><text:span text:style-name="Source_20_Text"><text:span text:style-name="T19">-----</text:span></text:span><text:span text:style-name="Source_20_Text"><text:span text:style-name="T20">5</text:span></text:span><text:span text:style-name="Source_20_Text"><text:span text:style-name="T19">---</text:span></text:span><text:span text:style-name="Source_20_Text"><text:span text:style-name="T17">|</text:span></text:span></text:p>
      <text:p text:style-name="P25"><text:span text:style-name="Source_20_Text"><text:span text:style-name="T19">|</text:span></text:span><text:span text:style-name="Source_20_Text"><text:span text:style-name="T17">-0---------------</text:span></text:span><text:span text:style-name="Source_20_Text"><text:span text:style-name="T19">|</text:span></text:span><text:span text:style-name="Source_20_Text"><text:span text:style-name="T17">-0---------------|-0---------------</text:span></text:span><text:span text:style-name="Source_20_Text"><text:span text:style-name="T19">|</text:span></text:span><text:span text:style-name="Source_20_Text"><text:span text:style-name="T17">-</text:span></text:span><text:span text:style-name="Source_20_Text"><text:span text:style-name="T20">0</text:span></text:span><text:span text:style-name="Source_20_Text"><text:span text:style-name="T17">---------------|<text:line-break/></text:span></text:span><text:span text:style-name="Source_20_Text"><text:span text:style-name="T19">|-</text:span></text:span><text:span text:style-name="Source_20_Text"><text:span text:style-name="T17">----------------</text:span></text:span><text:span text:style-name="Source_20_Text"><text:span text:style-name="T19">|</text:span></text:span><text:span text:style-name="Source_20_Text"><text:span text:style-name="T17">-----------------|</text:span></text:span><text:span text:style-name="Source_20_Text"><text:span text:style-name="T19">-</text:span></text:span><text:span text:style-name="Source_20_Text"><text:span text:style-name="T17">----------------</text:span></text:span><text:span text:style-name="Source_20_Text"><text:span text:style-name="T19">|</text:span></text:span><text:span text:style-name="Source_20_Text"><text:span text:style-name="T17">-----------------|</text:span></text:span></text:p>
      <text:p text:style-name="P13"><text:span text:style-name="Source_20_Text"><text:span text:style-name="T17"/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24"><text:span text:style-name="Source_20_Text"><text:span text:style-name="T33">Je </text:span></text:span><text:span text:style-name="Source_20_Text"><text:span text:style-name="T40">veux</text:span></text:span><text:span text:style-name="Source_20_Text"><text:span text:style-name="T33"> te parler<text:line-break/> <text:s text:c="15"/></text:span></text:span><text:span text:style-name="Source_20_Text"><text:span text:style-name="T34">de l'arme</text:span></text:span></text:p>
            </table:table-cell>
            <table:table-cell table:style-name="Table3.A1" office:value-type="string">
              <text:p text:style-name="P24"><text:span text:style-name="Source_20_Text"><text:span text:style-name="T45"><text:s/></text:span></text:span><text:span text:style-name="Source_20_Text"><text:span text:style-name="T40">de</text:span></text:span><text:span text:style-name="Source_20_Text"><text:span text:style-name="T33"> demain</text:span></text:span></text:p>
            </table:table-cell>
            <table:table-cell table:style-name="Table3.A1" office:value-type="string">
              <text:p text:style-name="P24"><text:span text:style-name="Source_20_Text"><text:span text:style-name="T34">en</text:span></text:span><text:span text:style-name="Source_20_Text"><text:span text:style-name="T41">fant</text:span></text:span><text:span text:style-name="Source_20_Text"><text:span text:style-name="T34">ee du monde<text:line-break/> <text:s text:c="18"/></text:span></text:span><text:span text:style-name="Source_20_Text"><text:span text:style-name="T35">elle en</text:span></text:span></text:p>
            </table:table-cell>
            <table:table-cell table:style-name="Table3.A1" office:value-type="string">
              <text:p text:style-name="P24"><text:span text:style-name="Source_20_Text"><text:span text:style-name="T41">se</text:span></text:span><text:span text:style-name="Source_20_Text"><text:span text:style-name="T34">ra la fin<text:line-break/> <text:s text:c="15"/>je veux te</text:span></text:span></text:p>
            </table:table-cell>
          </table:table-row>
        </table:table-header-rows>
      </table:table>
      <text:p text:style-name="Preformatted_20_Text"><text:span text:style-name="Source_20_Text"><text:span text:style-name="T33"><text:line-break/></text:span></text:span></text:p>
      <text:p text:style-name="P16"><text:span text:style-name="T17">|---------2-------|-----------------</text:span><text:span text:style-name="T18">|</text:span><text:span text:style-name="Source_20_Text"><text:span text:style-name="T19">-</text:span></text:span><text:span text:style-name="Source_20_Text"><text:span text:style-name="T18">----------------</text:span></text:span><text:span text:style-name="Source_20_Text"><text:span text:style-name="T19">|</text:span></text:span><text:span text:style-name="Source_20_Text"><text:span text:style-name="T18">-----------------|</text:span></text:span></text:p>
      <text:p text:style-name="P14">|-----<text:span text:style-name="T55">3</text:span>-----<text:span text:style-name="T55">3</text:span>---<text:span text:style-name="T55">3</text:span>-|---------<text:span text:style-name="T55">1</text:span>-------<text:span text:style-name="T53">|</text:span><text:span text:style-name="Source_20_Text"><text:span text:style-name="T30">---------2-------</text:span></text:span><text:span text:style-name="Source_20_Text"><text:span text:style-name="T29">|--------</text:span></text:span><text:span text:style-name="Source_20_Text"><text:span text:style-name="T31">3p2-</text:span></text:span><text:span text:style-name="Source_20_Text"><text:span text:style-name="T29">-----</text:span></text:span><text:span text:style-name="Source_20_Text"><text:span text:style-name="T30">|</text:span></text:span></text:p>
      <text:p text:style-name="P14">|---2---2-----2---|-----<text:span text:style-name="T55">2</text:span>-----<text:span text:style-name="T55">2</text:span>---<text:span text:style-name="T55">2</text:span>-<text:span text:style-name="T53">|</text:span><text:span text:style-name="Source_20_Text"><text:span text:style-name="T30">-----2-----2---2-</text:span></text:span><text:span text:style-name="Source_20_Text"><text:span text:style-name="T29">|-----2-----2---2-</text:span></text:span><text:span text:style-name="Source_20_Text"><text:span text:style-name="T30">|</text:span></text:span></text:p>
      <text:p text:style-name="P14">|-0---------------|---<text:span text:style-name="T55">3</text:span>---<text:span text:style-name="T55">3</text:span>-----<text:span text:style-name="T55">3</text:span>---<text:span text:style-name="T53">|</text:span><text:span text:style-name="Source_20_Text"><text:span text:style-name="T30">---2---2-----2---</text:span></text:span><text:span text:style-name="Source_20_Text"><text:span text:style-name="T29">|---3---3-----3---</text:span></text:span><text:span text:style-name="Source_20_Text"><text:span text:style-name="T30">|</text:span></text:span></text:p>
      <text:p text:style-name="P25"><text:span text:style-name="T17">|-----------------|-</text:span><text:span text:style-name="T21">3</text:span><text:span text:style-name="T17">---------------</text:span><text:span text:style-name="T18">|</text:span><text:span text:style-name="Source_20_Text"><text:span text:style-name="T19">-</text:span></text:span><text:span text:style-name="Source_20_Text"><text:span text:style-name="T23">0</text:span></text:span><text:span text:style-name="Source_20_Text"><text:span text:style-name="T18">---------------</text:span></text:span><text:span text:style-name="Source_20_Text"><text:span text:style-name="T19">|-0---------------</text:span></text:span><text:span text:style-name="Source_20_Text"><text:span text:style-name="T18">|<text:line-break/></text:span></text:span><text:span text:style-name="Source_20_Text"><text:span text:style-name="T19">|-</text:span></text:span><text:span text:style-name="Source_20_Text"><text:span text:style-name="T18">----------------</text:span></text:span><text:span text:style-name="Source_20_Text"><text:span text:style-name="T19">|</text:span></text:span><text:span text:style-name="Source_20_Text"><text:span text:style-name="T18">-----------------|</text:span></text:span><text:span text:style-name="Source_20_Text"><text:span text:style-name="T19">-</text:span></text:span><text:span text:style-name="Source_20_Text"><text:span text:style-name="T18">----------------</text:span></text:span><text:span text:style-name="Source_20_Text"><text:span text:style-name="T19">|</text:span></text:span><text:span text:style-name="Source_20_Text"><text:span text:style-name="T18">-----------------|</text:span></text:span></text:p>
      <text:p text:style-name="P16"><text:span text:style-name="Source_20_Text"><text:span text:style-name="T18"/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header-rows>
          <table:table-row>
            <table:table-cell table:style-name="Table4.A1" office:value-type="string">
              <text:p text:style-name="P34"><text:span text:style-name="Source_20_Text"><text:span text:style-name="T47">parl</text:span></text:span><text:span text:style-name="Source_20_Text"><text:span text:style-name="T46">er <text:s text:c="15"/></text:span></text:span><text:span text:style-name="Source_20_Text"><text:span text:style-name="T51">de <text:s/></text:span></text:span></text:p>
            </table:table-cell>
            <table:table-cell table:style-name="Table4.A1" office:value-type="string">
              <text:p text:style-name="P34"><text:span text:style-name="Source_20_Text"><text:span text:style-name="T48">moi</text:span></text:span><text:span text:style-name="Source_20_Text"><text:span text:style-name="T46"> <text:s text:c="11"/></text:span></text:span><text:span text:style-name="Source_20_Text"><text:span text:style-name="T32"><text:s text:c="6"/></text:span></text:span><text:span text:style-name="Source_20_Text"><text:span text:style-name="T50">de</text:span></text:span></text:p>
            </table:table-cell>
            <table:table-cell table:style-name="Table4.A1" office:value-type="string">
              <text:p text:style-name="P34"><text:span text:style-name="Source_20_Text"><text:span text:style-name="T52"><text:s/></text:span></text:span><text:span text:style-name="Source_20_Text"><text:span text:style-name="T49">toi</text:span></text:span></text:p>
            </table:table-cell>
            <table:table-cell table:style-name="Table4.A1" office:value-type="string">
              <text:p text:style-name="Table_20_Contents"/>
            </table:table-cell>
          </table:table-row>
        </table:table-header-rows>
      </table:table>
      <text:p text:style-name="P36"><text:span text:style-name="T17"><text:line-break/></text:span><text:span text:style-name="Source_20_Text"><text:span text:style-name="T42">Je vois </text:span></text:span><text:span text:style-name="Source_20_Text"><text:span text:style-name="T43">à</text:span></text:span><text:span text:style-name="Source_20_Text"><text:span text:style-name="T42"> l'interieur des images des couleurs</text:span></text:span></text:p>
      <text:p text:style-name="P35"><text:span text:style-name="Source_20_Text"><text:span text:style-name="T42">Qui ne sont pas </text:span></text:span><text:span text:style-name="Source_20_Text"><text:span text:style-name="T44">à </text:span></text:span><text:span text:style-name="Source_20_Text"><text:span text:style-name="T42">moi qui parfois me font peur</text:span></text:span></text:p>
      <text:p text:style-name="P35"><text:span text:style-name="Source_20_Text"><text:span text:style-name="T42">Sensation....qui peut me rendre fou</text:span></text:span></text:p>
      <text:h text:style-name="P10" text:outline-level="3"><text:soft-page-break/><text:span text:style-name="Source_20_Text"><text:span text:style-name="T8">Pont </text:span></text:span></text:h>
      <text:p text:style-name="P17"><text:span text:style-name="Source_20_Text"><text:span text:style-name="T19">|-</text:span></text:span><text:span text:style-name="Source_20_Text"><text:span text:style-name="T17">----------------</text:span></text:span><text:span text:style-name="Source_20_Text"><text:span text:style-name="T19">|</text:span></text:span><text:span text:style-name="Source_20_Text"><text:span text:style-name="T17">-----------------|---------2-------</text:span></text:span><text:span text:style-name="Source_20_Text"><text:span text:style-name="T19">|</text:span></text:span><text:span text:style-name="Source_20_Text"><text:span text:style-name="T17">-----------------|</text:span></text:span></text:p>
      <text:p text:style-name="P17"><text:span text:style-name="Source_20_Text"><text:span text:style-name="T19">|-</text:span></text:span><text:span text:style-name="Source_20_Text"><text:span text:style-name="T17">--------</text:span></text:span><text:span text:style-name="Source_20_Text"><text:span text:style-name="T24">0</text:span></text:span><text:span text:style-name="Source_20_Text"><text:span text:style-name="T17">-------</text:span></text:span><text:span text:style-name="Source_20_Text"><text:span text:style-name="T19">|---------</text:span></text:span><text:span text:style-name="Source_20_Text"><text:span text:style-name="T24">0</text:span></text:span><text:span text:style-name="Source_20_Text"><text:span text:style-name="T19">-------</text:span></text:span><text:span text:style-name="Source_20_Text"><text:span text:style-name="T17">|-----</text:span></text:span><text:span text:style-name="Source_20_Text"><text:span text:style-name="T21">3</text:span></text:span><text:span text:style-name="Source_20_Text"><text:span text:style-name="T17">-----</text:span></text:span><text:span text:style-name="Source_20_Text"><text:span text:style-name="T21">3</text:span></text:span><text:span text:style-name="Source_20_Text"><text:span text:style-name="T17">---</text:span></text:span><text:span text:style-name="Source_20_Text"><text:span text:style-name="T21">3</text:span></text:span><text:span text:style-name="Source_20_Text"><text:span text:style-name="T17">-</text:span></text:span><text:span text:style-name="Source_20_Text"><text:span text:style-name="T19">|---------</text:span></text:span><text:span text:style-name="Source_20_Text"><text:span text:style-name="T21">1</text:span></text:span><text:span text:style-name="Source_20_Text"><text:span text:style-name="T19">-------</text:span></text:span><text:span text:style-name="Source_20_Text"><text:span text:style-name="T17">|</text:span></text:span></text:p>
      <text:p text:style-name="P17"><text:span text:style-name="Source_20_Text"><text:span text:style-name="T19">|-</text:span></text:span><text:span text:style-name="Source_20_Text"><text:span text:style-name="T17">----</text:span></text:span><text:span text:style-name="Source_20_Text"><text:span text:style-name="T24">1</text:span></text:span><text:span text:style-name="Source_20_Text"><text:span text:style-name="T17">-----</text:span></text:span><text:span text:style-name="Source_20_Text"><text:span text:style-name="T24">1</text:span></text:span><text:span text:style-name="Source_20_Text"><text:span text:style-name="T17">---</text:span></text:span><text:span text:style-name="Source_20_Text"><text:span text:style-name="T24">1</text:span></text:span><text:span text:style-name="Source_20_Text"><text:span text:style-name="T17">-</text:span></text:span><text:span text:style-name="Source_20_Text"><text:span text:style-name="T19">|-----</text:span></text:span><text:span text:style-name="Source_20_Text"><text:span text:style-name="T24">1</text:span></text:span><text:span text:style-name="Source_20_Text"><text:span text:style-name="T19">-----</text:span></text:span><text:span text:style-name="Source_20_Text"><text:span text:style-name="T24">1</text:span></text:span><text:span text:style-name="Source_20_Text"><text:span text:style-name="T19">---</text:span></text:span><text:span text:style-name="Source_20_Text"><text:span text:style-name="T24">1</text:span></text:span><text:span text:style-name="Source_20_Text"><text:span text:style-name="T19">-</text:span></text:span><text:span text:style-name="Source_20_Text"><text:span text:style-name="T17">|---2---2-----2---</text:span></text:span><text:span text:style-name="Source_20_Text"><text:span text:style-name="T19">|-----</text:span></text:span><text:span text:style-name="Source_20_Text"><text:span text:style-name="T21">2</text:span></text:span><text:span text:style-name="Source_20_Text"><text:span text:style-name="T19">-----</text:span></text:span><text:span text:style-name="Source_20_Text"><text:span text:style-name="T21">2</text:span></text:span><text:span text:style-name="Source_20_Text"><text:span text:style-name="T19">---</text:span></text:span><text:span text:style-name="Source_20_Text"><text:span text:style-name="T21">2</text:span></text:span><text:span text:style-name="Source_20_Text"><text:span text:style-name="T19">-</text:span></text:span><text:span text:style-name="Source_20_Text"><text:span text:style-name="T17">|</text:span></text:span></text:p>
      <text:p text:style-name="P17"><text:span text:style-name="Source_20_Text"><text:span text:style-name="T19">|-</text:span></text:span><text:span text:style-name="Source_20_Text"><text:span text:style-name="T17">--</text:span></text:span><text:span text:style-name="Source_20_Text"><text:span text:style-name="T24">2</text:span></text:span><text:span text:style-name="Source_20_Text"><text:span text:style-name="T17">---</text:span></text:span><text:span text:style-name="Source_20_Text"><text:span text:style-name="T24">2</text:span></text:span><text:span text:style-name="Source_20_Text"><text:span text:style-name="T17">-----</text:span></text:span><text:span text:style-name="Source_20_Text"><text:span text:style-name="T24">2</text:span></text:span><text:span text:style-name="Source_20_Text"><text:span text:style-name="T17">---</text:span></text:span><text:span text:style-name="Source_20_Text"><text:span text:style-name="T19">|---</text:span></text:span><text:span text:style-name="Source_20_Text"><text:span text:style-name="T24">2</text:span></text:span><text:span text:style-name="Source_20_Text"><text:span text:style-name="T19">---</text:span></text:span><text:span text:style-name="Source_20_Text"><text:span text:style-name="T24">2</text:span></text:span><text:span text:style-name="Source_20_Text"><text:span text:style-name="T19">-----</text:span></text:span><text:span text:style-name="Source_20_Text"><text:span text:style-name="T24">2</text:span></text:span><text:span text:style-name="Source_20_Text"><text:span text:style-name="T19">---</text:span></text:span><text:span text:style-name="Source_20_Text"><text:span text:style-name="T17">|</text:span></text:span><text:span text:style-name="Source_20_Text"><text:span text:style-name="T19">-</text:span></text:span><text:span text:style-name="Source_20_Text"><text:span text:style-name="T25">0</text:span></text:span><text:span text:style-name="Source_20_Text"><text:span text:style-name="T17">---------------</text:span></text:span><text:span text:style-name="Source_20_Text"><text:span text:style-name="T19">|---</text:span></text:span><text:span text:style-name="Source_20_Text"><text:span text:style-name="T21">3</text:span></text:span><text:span text:style-name="Source_20_Text"><text:span text:style-name="T19">---</text:span></text:span><text:span text:style-name="Source_20_Text"><text:span text:style-name="T21">3</text:span></text:span><text:span text:style-name="Source_20_Text"><text:span text:style-name="T19">-----</text:span></text:span><text:span text:style-name="Source_20_Text"><text:span text:style-name="T21">3</text:span></text:span><text:span text:style-name="Source_20_Text"><text:span text:style-name="T19">---</text:span></text:span><text:span text:style-name="Source_20_Text"><text:span text:style-name="T17">|</text:span></text:span></text:p>
      <text:p text:style-name="P19"><text:span text:style-name="Source_20_Text"><text:span text:style-name="T19">|-</text:span></text:span><text:span text:style-name="Source_20_Text"><text:span text:style-name="T24">2</text:span></text:span><text:span text:style-name="Source_20_Text"><text:span text:style-name="T17">---------------</text:span></text:span><text:span text:style-name="Source_20_Text"><text:span text:style-name="T19">|-</text:span></text:span><text:span text:style-name="Source_20_Text"><text:span text:style-name="T24">2</text:span></text:span><text:span text:style-name="Source_20_Text"><text:span text:style-name="T19">---------------</text:span></text:span><text:span text:style-name="Source_20_Text"><text:span text:style-name="T17">|</text:span></text:span><text:span text:style-name="Source_20_Text"><text:span text:style-name="T19">-</text:span></text:span><text:span text:style-name="Source_20_Text"><text:span text:style-name="T17">----------------</text:span></text:span><text:span text:style-name="Source_20_Text"><text:span text:style-name="T19">|</text:span></text:span><text:span text:style-name="Source_20_Text"><text:span text:style-name="T17">-</text:span></text:span><text:span text:style-name="Source_20_Text"><text:span text:style-name="T25">3</text:span></text:span><text:span text:style-name="Source_20_Text"><text:span text:style-name="T17">---------------|<text:line-break/></text:span></text:span><text:span text:style-name="Source_20_Text"><text:span text:style-name="T19">|-</text:span></text:span><text:span text:style-name="Source_20_Text"><text:span text:style-name="T17">----------------</text:span></text:span><text:span text:style-name="Source_20_Text"><text:span text:style-name="T19">|</text:span></text:span><text:span text:style-name="Source_20_Text"><text:span text:style-name="T17">-----------------|-----------------</text:span></text:span><text:span text:style-name="Source_20_Text"><text:span text:style-name="T19">|</text:span></text:span><text:span text:style-name="Source_20_Text"><text:span text:style-name="T17">-----------------|</text:span></text:span></text:p>
      <text:p text:style-name="P17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header-rows>
          <table:table-row>
            <table:table-cell table:style-name="Table1.A1" office:value-type="string">
              <text:p text:style-name="P17"><text:span text:style-name="Source_20_Text"><text:span text:style-name="T34">Nos sens sont<text:line-break/> <text:s text:c="17"/></text:span></text:span><text:span text:style-name="Source_20_Text"><text:span text:style-name="T36">nos fils</text:span></text:span></text:p>
            </table:table-cell>
            <table:table-cell table:style-name="Table1.A1" office:value-type="string">
              <text:p text:style-name="P17"><text:span text:style-name="Source_20_Text"><text:span text:style-name="T34">nos pauvres et<text:line-break/> <text:s text:c="9"/>malhonnetes</text:span></text:span></text:p>
            </table:table-cell>
            <table:table-cell table:style-name="Table1.A1" office:value-type="string">
              <text:p text:style-name="P17"><text:span text:style-name="Source_20_Text"><text:span text:style-name="T34">Nos sens sont</text:span></text:span></text:p>
              <text:p text:style-name="P17"><text:span text:style-name="Source_20_Text"><text:span text:style-name="T34"><text:s text:c="12"/></text:span></text:span><text:span text:style-name="Source_20_Text"><text:span text:style-name="T36">les chemins</text:span></text:span></text:p>
            </table:table-cell>
            <table:table-cell table:style-name="Table1.A1" office:value-type="string">
              <text:p text:style-name="P17"><text:span text:style-name="Source_20_Text"><text:span text:style-name="T36">qui menent droit<text:line-break/> <text:s text:c="13"/>à nos têtes</text:span></text:span></text:p>
            </table:table-cell>
          </table:table-row>
        </table:table-header-rows>
      </table:table>
      <text:p text:style-name="P6"/>
      <text:p text:style-name="P6"><text:span text:style-name="Source_20_Text"><text:span text:style-name="T8">Refrain </text:span></text:span></text:p>
      <text:p text:style-name="P19"><text:span text:style-name="Source_20_Text"><text:span text:style-name="T19">|-</text:span></text:span><text:span text:style-name="Source_20_Text"><text:span text:style-name="T17">----------------</text:span></text:span><text:span text:style-name="Source_20_Text"><text:span text:style-name="T19">|</text:span></text:span><text:span text:style-name="Source_20_Text"><text:span text:style-name="T17">-----------------|</text:span></text:span></text:p>
      <text:p text:style-name="P19"><text:span text:style-name="Source_20_Text"><text:span text:style-name="T19">|</text:span></text:span><text:span text:style-name="Source_20_Text"><text:span text:style-name="T17">---------2-------</text:span></text:span><text:span text:style-name="Source_20_Text"><text:span text:style-name="T19">|---------</text:span></text:span><text:span text:style-name="Source_20_Text"><text:span text:style-name="T21">1</text:span></text:span><text:span text:style-name="Source_20_Text"><text:span text:style-name="T19">-------|</text:span></text:span></text:p>
      <text:p text:style-name="P19"><text:span text:style-name="Source_20_Text"><text:span text:style-name="T19">|</text:span></text:span><text:span text:style-name="Source_20_Text"><text:span text:style-name="T17">-----2-----2---2-</text:span></text:span><text:span text:style-name="Source_20_Text"><text:span text:style-name="T19">|-----</text:span></text:span><text:span text:style-name="Source_20_Text"><text:span text:style-name="T21">2</text:span></text:span><text:span text:style-name="Source_20_Text"><text:span text:style-name="T19">-----</text:span></text:span><text:span text:style-name="Source_20_Text"><text:span text:style-name="T21">2</text:span></text:span><text:span text:style-name="Source_20_Text"><text:span text:style-name="T19">---</text:span></text:span><text:span text:style-name="Source_20_Text"><text:span text:style-name="T21">2</text:span></text:span><text:span text:style-name="Source_20_Text"><text:span text:style-name="T19">-|</text:span></text:span></text:p>
      <text:p text:style-name="P19"><text:span text:style-name="Source_20_Text"><text:span text:style-name="T19">|</text:span></text:span><text:span text:style-name="Source_20_Text"><text:span text:style-name="T17">---2---2-----2---</text:span></text:span><text:span text:style-name="Source_20_Text"><text:span text:style-name="T19">|---</text:span></text:span><text:span text:style-name="Source_20_Text"><text:span text:style-name="T21">3</text:span></text:span><text:span text:style-name="Source_20_Text"><text:span text:style-name="T19">---</text:span></text:span><text:span text:style-name="Source_20_Text"><text:span text:style-name="T21">3</text:span></text:span><text:span text:style-name="Source_20_Text"><text:span text:style-name="T19">-----</text:span></text:span><text:span text:style-name="Source_20_Text"><text:span text:style-name="T21">3</text:span></text:span><text:span text:style-name="Source_20_Text"><text:span text:style-name="T19">---|</text:span></text:span></text:p>
      <text:p text:style-name="P20"><text:span text:style-name="Source_20_Text"><text:span text:style-name="T19">|</text:span></text:span><text:span text:style-name="Source_20_Text"><text:span text:style-name="T17">-0---------------</text:span></text:span><text:span text:style-name="Source_20_Text"><text:span text:style-name="T19">|-</text:span></text:span><text:span text:style-name="Source_20_Text"><text:span text:style-name="T26">3</text:span></text:span><text:span text:style-name="Source_20_Text"><text:span text:style-name="T19">---------------|<text:line-break/>|-----------------|-----------------| </text:span></text:span><text:span text:style-name="Source_20_Text"><text:span text:style-name="T26">x3</text:span></text:span></text:p>
      <text:p text:style-name="P19"><text:span text:style-name="Source_20_Text"><text:span text:style-name="T19"/></text:span>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header-rows>
          <table:table-row>
            <table:table-cell table:style-name="Table2.A1" office:value-type="string">
              <text:p text:style-name="P19"><text:span text:style-name="Source_20_Text"><text:span text:style-name="T37">La bombe humaine</text:span></text:span></text:p>
              <text:p text:style-name="P19"><text:span text:style-name="Source_20_Text"><text:span text:style-name="T37"><text:s text:c="15"/>tu la tiens</text:span></text:span></text:p>
            </table:table-cell>
            <table:table-cell table:style-name="Table2.A1" office:value-type="string">
              <text:p text:style-name="P37"><text:span text:style-name="Source_20_Text"><text:span text:style-name="T34"><text:s/>d</text:span></text:span><text:span text:style-name="Source_20_Text"><text:span text:style-name="T37">ans ta main...</text:span></text:span></text:p>
            </table:table-cell>
            <table:table-cell table:style-name="Table2.A1" office:value-type="string">
              <text:p text:style-name="Table_20_Contents"><text:span text:style-name="Source_20_Text"><text:span text:style-name="T37"/></text:span></text:p>
            </table:table-cell>
            <table:table-cell table:style-name="Table2.A1" office:value-type="string">
              <text:p text:style-name="Table_20_Contents"><text:span text:style-name="Source_20_Text"><text:span text:style-name="T37"/></text:span></text:p>
            </table:table-cell>
          </table:table-row>
        </table:table-header-rows>
        <table:table-row>
          <table:table-cell table:style-name="Table2.A1" office:value-type="string">
            <text:p text:style-name="P21"><text:span text:style-name="Source_20_Text"><text:span text:style-name="T37">Tu gardes <text:line-break/> <text:s text:c="10"/></text:span></text:span><text:span text:style-name="Source_20_Text"><text:span text:style-name="T34">l' détonateur</text:span></text:span></text:p>
          </table:table-cell>
          <table:table-cell table:style-name="Table2.A1" office:value-type="string">
            <text:p text:style-name="P37"><text:span text:style-name="Source_20_Text"><text:span text:style-name="T34"><text:s/>juste à coté<text:line-break/> <text:s text:c="16"/>du coeur </text:span></text:span></text:p>
          </table:table-cell>
          <table:table-cell table:style-name="Table2.A1" office:value-type="string">
            <text:p text:style-name="Table_20_Contents"><text:span text:style-name="Source_20_Text"><text:span text:style-name="T37"/></text:span></text:p>
          </table:table-cell>
          <table:table-cell table:style-name="Table2.A1" office:value-type="string">
            <text:p text:style-name="Table_20_Contents"><text:span text:style-name="Source_20_Text"><text:span text:style-name="T37"/></text:span></text:p>
          </table:table-cell>
        </table:table-row>
        <table:table-row>
          <table:table-cell table:style-name="Table2.A1" office:value-type="string">
            <text:p text:style-name="P23"><text:span text:style-name="Source_20_Text"><text:span text:style-name="T37">La bombe humaine</text:span></text:span></text:p>
            <text:p text:style-name="P23"><text:span text:style-name="Source_20_Text"><text:span text:style-name="T37"><text:s text:c="11"/></text:span></text:span><text:span text:style-name="Source_20_Text"><text:span text:style-name="T38">cette fois elle</text:span></text:span></text:p>
          </table:table-cell>
          <table:table-cell table:style-name="Table2.A1" office:value-type="string">
            <text:p text:style-name="P21"><text:span text:style-name="Source_20_Text"><text:span text:style-name="T34"><text:s/>t'appartient</text:span></text:span></text:p>
          </table:table-cell>
          <table:table-cell table:style-name="Table2.A1" office:value-type="string">
            <text:p text:style-name="Table_20_Contents"><text:span text:style-name="Source_20_Text"><text:span text:style-name="T37"/></text:span></text:p>
          </table:table-cell>
          <table:table-cell table:style-name="Table2.A1" office:value-type="string">
            <text:p text:style-name="Table_20_Contents"><text:span text:style-name="Source_20_Text"><text:span text:style-name="T37"/></text:span></text:p>
          </table:table-cell>
        </table:table-row>
      </table:table>
      <text:p text:style-name="P19"><text:span text:style-name="Source_20_Text"><text:span text:style-name="T33"><text:line-break/></text:span></text:span><text:span text:style-name="Source_20_Text"><text:span text:style-name="T19">|---------2-------|</text:span></text:span><text:span text:style-name="Source_20_Text"><text:span text:style-name="T17">-----------------| </text:span></text:span><text:span text:style-name="Source_20_Text"><text:span text:style-name="T27">|</text:span></text:span><text:span text:style-name="Source_20_Text"><text:span text:style-name="T17">-----------------|-----------------</text:span></text:span><text:span text:style-name="Source_20_Text"><text:span text:style-name="T18">|</text:span></text:span></text:p>
      <text:p text:style-name="P26"><text:span text:style-name="Source_20_Text"><text:span text:style-name="T19">|-----</text:span></text:span><text:span text:style-name="Source_20_Text"><text:span text:style-name="T21">3</text:span></text:span><text:span text:style-name="Source_20_Text"><text:span text:style-name="T19">-----</text:span></text:span><text:span text:style-name="Source_20_Text"><text:span text:style-name="T21">3</text:span></text:span><text:span text:style-name="Source_20_Text"><text:span text:style-name="T19">---</text:span></text:span><text:span text:style-name="Source_20_Text"><text:span text:style-name="T21">3</text:span></text:span><text:span text:style-name="Source_20_Text"><text:span text:style-name="T19">-|---------</text:span></text:span><text:span text:style-name="Source_20_Text"><text:span text:style-name="T21">1</text:span></text:span><text:span text:style-name="Source_20_Text"><text:span text:style-name="T19">-------| </text:span></text:span><text:span text:style-name="Source_20_Text"><text:span text:style-name="T27">|</text:span></text:span><text:span text:style-name="Source_20_Text"><text:span text:style-name="T19">---------2-------|---------</text:span></text:span><text:span text:style-name="Source_20_Text"><text:span text:style-name="T22">3</text:span></text:span><text:span text:style-name="Source_20_Text"><text:span text:style-name="T19">-------</text:span></text:span><text:span text:style-name="Source_20_Text"><text:span text:style-name="T18">|</text:span></text:span></text:p>
      <text:p text:style-name="P26"><text:span text:style-name="Source_20_Text"><text:span text:style-name="T19">|---2---2-----2---|-----</text:span></text:span><text:span text:style-name="Source_20_Text"><text:span text:style-name="T21">2</text:span></text:span><text:span text:style-name="Source_20_Text"><text:span text:style-name="T19">-----</text:span></text:span><text:span text:style-name="Source_20_Text"><text:span text:style-name="T21">2</text:span></text:span><text:span text:style-name="Source_20_Text"><text:span text:style-name="T19">---</text:span></text:span><text:span text:style-name="Source_20_Text"><text:span text:style-name="T21">2</text:span></text:span><text:span text:style-name="Source_20_Text"><text:span text:style-name="T19">-| </text:span></text:span><text:span text:style-name="Source_20_Text"><text:span text:style-name="T27">|</text:span></text:span><text:span text:style-name="Source_20_Text"><text:span text:style-name="T19">-----2-----2---</text:span></text:span><text:span text:style-name="Source_20_Text"><text:span text:style-name="T18">2</text:span></text:span><text:span text:style-name="Source_20_Text"><text:span text:style-name="T19">-|-----</text:span></text:span><text:span text:style-name="Source_20_Text"><text:span text:style-name="T22">2</text:span></text:span><text:span text:style-name="Source_20_Text"><text:span text:style-name="T19">-----</text:span></text:span><text:span text:style-name="Source_20_Text"><text:span text:style-name="T22">2</text:span></text:span><text:span text:style-name="Source_20_Text"><text:span text:style-name="T19">---</text:span></text:span><text:span text:style-name="Source_20_Text"><text:span text:style-name="T22">2</text:span></text:span><text:span text:style-name="Source_20_Text"><text:span text:style-name="T19">-</text:span></text:span><text:span text:style-name="Source_20_Text"><text:span text:style-name="T18">|</text:span></text:span></text:p>
      <text:p text:style-name="P26"><text:span text:style-name="Source_20_Text"><text:span text:style-name="T19">|-0---------------|---</text:span></text:span><text:span text:style-name="Source_20_Text"><text:span text:style-name="T21">3</text:span></text:span><text:span text:style-name="Source_20_Text"><text:span text:style-name="T19">---</text:span></text:span><text:span text:style-name="Source_20_Text"><text:span text:style-name="T21">3</text:span></text:span><text:span text:style-name="Source_20_Text"><text:span text:style-name="T19">-----</text:span></text:span><text:span text:style-name="Source_20_Text"><text:span text:style-name="T21">3</text:span></text:span><text:span text:style-name="Source_20_Text"><text:span text:style-name="T19">---| </text:span></text:span><text:span text:style-name="Source_20_Text"><text:span text:style-name="T27">|</text:span></text:span><text:span text:style-name="Source_20_Text"><text:span text:style-name="T19">---2---2-----2---|---</text:span></text:span><text:span text:style-name="Source_20_Text"><text:span text:style-name="T22">3</text:span></text:span><text:span text:style-name="Source_20_Text"><text:span text:style-name="T19">---</text:span></text:span><text:span text:style-name="Source_20_Text"><text:span text:style-name="T22">3</text:span></text:span><text:span text:style-name="Source_20_Text"><text:span text:style-name="T19">-----</text:span></text:span><text:span text:style-name="Source_20_Text"><text:span text:style-name="T22">3</text:span></text:span><text:span text:style-name="Source_20_Text"><text:span text:style-name="T19">---</text:span></text:span><text:span text:style-name="Source_20_Text"><text:span text:style-name="T18">|</text:span></text:span></text:p>
      <text:p text:style-name="P26"><text:span text:style-name="Source_20_Text"><text:span text:style-name="T19">|</text:span></text:span><text:span text:style-name="Source_20_Text"><text:span text:style-name="T17">-----------------</text:span></text:span><text:span text:style-name="Source_20_Text"><text:span text:style-name="T19">|-</text:span></text:span><text:span text:style-name="Source_20_Text"><text:span text:style-name="T26">3</text:span></text:span><text:span text:style-name="Source_20_Text"><text:span text:style-name="T19">---------------| </text:span></text:span><text:span text:style-name="Source_20_Text"><text:span text:style-name="T27">|</text:span></text:span><text:span text:style-name="Source_20_Text"><text:span text:style-name="T19">-0---------------|-</text:span></text:span><text:span text:style-name="Source_20_Text"><text:span text:style-name="T22">0</text:span></text:span><text:span text:style-name="Source_20_Text"><text:span text:style-name="T19">---------------</text:span></text:span><text:span text:style-name="Source_20_Text"><text:span text:style-name="T18">|</text:span></text:span><text:span text:style-name="Source_20_Text"><text:span text:style-name="T19"><text:line-break/>|-----------------|-----------------| </text:span></text:span><text:span text:style-name="Source_20_Text"><text:span text:style-name="T27">|</text:span></text:span><text:span text:style-name="Source_20_Text"><text:span text:style-name="T18">-----------------|-----------------|</text:span></text:span><text:span text:style-name="Source_20_Text"><text:span text:style-name="T28">x3</text:span></text:span><text:span text:style-name="Source_20_Text"><text:span text:style-name="T18"><text:line-break/> <text:s text:c="72"/></text:span></text:span></text:p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header-rows>
          <table:table-row>
            <table:table-cell table:style-name="Table5.A1" office:value-type="string">
              <text:p text:style-name="P27"><text:span text:style-name="Source_20_Text"><text:span text:style-name="T39">Si tu laisses quelqu'un prendre en main</text:span></text:span></text:p>
            </table:table-cell>
            <table:table-cell table:style-name="Table5.A1" office:value-type="string">
              <text:p text:style-name="P38"><text:span text:style-name="Source_20_Text"><text:span text:style-name="T34"><text:s/></text:span></text:span><text:span text:style-name="Source_20_Text"><text:span text:style-name="T39">Ton destin c'est la</text:span></text:span></text:p>
            </table:table-cell>
            <table:table-cell table:style-name="Table5.A1" office:value-type="string">
              <text:p text:style-name="P41"><text:span text:style-name="Source_20_Text"><text:span text:style-name="T37"><text:s text:c="4"/>...</text:span></text:span><text:span text:style-name="Source_20_Text"><text:span text:style-name="T39">fin...<text:line-break/> </text:span></text:span><text:span text:style-name="Source_20_Text"><text:span text:style-name="T37"><text:s text:c="3"/>...</text:span></text:span><text:span text:style-name="Source_20_Text"><text:span text:style-name="T39">la fin...<text:line-break/></text:span></text:span><text:span text:style-name="Source_20_Text"><text:span text:style-name="T37"> <text:s text:c="3"/>...</text:span></text:span><text:span text:style-name="Source_20_Text"><text:span text:style-name="T39">la fin...inhin</text:span></text:span></text:p>
            </table:table-cell>
            <table:table-cell table:style-name="Table5.A1" office:value-type="string">
              <text:p text:style-name="P40"><text:span text:style-name="Source_20_Text"><text:span text:style-name="T37"><text:s text:c="2"/></text:span></text:span></text:p>
            </table:table-cell>
          </table:table-row>
        </table:table-header-rows>
      </table:table>
      <text:h text:style-name="P11" text:outline-level="3"><text:span text:style-name="T7">Paroles</text:span></text:h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31"><text:span text:style-name="Source_20_Text"><text:span text:style-name="T37">Mon père ne dort plus</text:span></text:span></text:p>
            <text:p text:style-name="P31"><text:span text:style-name="Source_20_Text"><text:span text:style-name="T37">Sans prendre ses calmants</text:span></text:span></text:p>
            <text:p text:style-name="P31"><text:span text:style-name="Source_20_Text"><text:span text:style-name="T37">Maman ne travaille plus</text:span></text:span></text:p>
            <text:p text:style-name="P31"><text:span text:style-name="Source_20_Text"><text:span text:style-name="T37">Sans ses excitants</text:span></text:span></text:p>
            <text:p text:style-name="P31"><text:span text:style-name="Source_20_Text"><text:span text:style-name="T37">Quelqu'un leur vend</text:span></text:span></text:p>
            <text:p text:style-name="P30"><text:span text:style-name="Source_20_Text"><text:span text:style-name="T37">De quoi tenir le coup</text:span></text:span></text:p>
          </table:table-cell>
          <table:table-cell table:style-name="Table7.A1" office:value-type="string">
            <text:p text:style-name="P31"><text:span text:style-name="Source_20_Text"><text:span text:style-name="T37">Je suis un électron</text:span></text:span></text:p>
            <text:p text:style-name="P31"><text:span text:style-name="Source_20_Text"><text:span text:style-name="T37">Bombardé de protons</text:span></text:span></text:p>
            <text:p text:style-name="P31"><text:span text:style-name="Source_20_Text"><text:span text:style-name="T37">Le rythme de la ville</text:span></text:span></text:p>
            <text:p text:style-name="P31"><text:span text:style-name="Source_20_Text"><text:span text:style-name="T37">C'est ça mon vrai patron</text:span></text:span></text:p>
            <text:p text:style-name="P30"><text:span text:style-name="Source_20_Text"><text:span text:style-name="T37">Je suis chargé d'électricité</text:span></text:span></text:p>
          </table:table-cell>
          <table:table-cell table:style-name="Table7.A1" office:value-type="string">
            <text:p text:style-name="P31"><text:span text:style-name="Source_20_Text"><text:span text:style-name="T37">Si par malheur au coeur</text:span></text:span></text:p>
            <text:p text:style-name="P31"><text:span text:style-name="Source_20_Text"><text:span text:style-name="T37">De l'accélérateur</text:span></text:span></text:p>
            <text:p text:style-name="P31"><text:span text:style-name="Source_20_Text"><text:span text:style-name="T37">J'rencontre une particule</text:span></text:span></text:p>
            <text:p text:style-name="P33"><text:span text:style-name="Source_20_Text"><text:span text:style-name="T37">Qui m'mette de sale humeur</text:span>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639in" fo:margin-bottom="0.4862in" fo:margin-left="0.7874in" fo:margin-right="0.5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érald Reinhart</meta:initial-creator>
    <meta:creation-date>2016-04-12T08:43:02.286771103</meta:creation-date>
    <dc:date>2016-04-30T23:12:50.425535196</dc:date>
    <meta:editing-duration>P6DT10H6M28S</meta:editing-duration>
    <meta:editing-cycles>80</meta:editing-cycles>
    <meta:generator>LibreOffice/4.2.8.2$Linux_X86_64 LibreOffice_project/420m0$Build-2</meta:generator>
    <meta:document-statistic meta:table-count="6" meta:image-count="0" meta:object-count="0" meta:page-count="2" meta:paragraph-count="83" meta:word-count="493" meta:character-count="3847" meta:non-whitespace-character-count="3340"/>
  </office:meta>
</office:document-meta>
</file>